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9c16d" officeooo:paragraph-rsid="0019c16d" style:font-weight-asian="normal" style:font-weight-complex="normal"/>
    </style:style>
    <style:style style:name="P2" style:family="paragraph" style:parent-style-name="Standard">
      <style:text-properties fo:font-weight="normal" officeooo:rsid="001b2f3a" officeooo:paragraph-rsid="001b2f3a" style:font-weight-asian="normal" style:font-weight-complex="normal"/>
    </style:style>
    <style:style style:name="P3" style:family="paragraph" style:parent-style-name="Standard">
      <style:text-properties fo:font-weight="normal" officeooo:rsid="001b2f3a" officeooo:paragraph-rsid="004e8ba6" style:font-weight-asian="normal" style:font-weight-complex="normal"/>
    </style:style>
    <style:style style:name="P4" style:family="paragraph" style:parent-style-name="Standard">
      <style:text-properties fo:font-weight="normal" officeooo:rsid="002071aa" officeooo:paragraph-rsid="002071aa" style:font-weight-asian="normal" style:font-weight-complex="normal"/>
    </style:style>
    <style:style style:name="P5" style:family="paragraph" style:parent-style-name="Standard">
      <style:text-properties fo:font-weight="normal" officeooo:rsid="002071aa" officeooo:paragraph-rsid="0055792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3d2421" officeooo:paragraph-rsid="003d242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3d2421" officeooo:paragraph-rsid="003f35c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3d2421" officeooo:paragraph-rsid="004a0a6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3ecd82" officeooo:paragraph-rsid="003d242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f35cb" officeooo:paragraph-rsid="003f35cb" style:font-weight-asian="normal" style:font-weight-complex="normal"/>
    </style:style>
    <style:style style:name="P11" style:family="paragraph" style:parent-style-name="Standard">
      <style:text-properties fo:font-weight="normal" officeooo:rsid="001eb5ff" officeooo:paragraph-rsid="0019c16d" style:font-weight-asian="normal" style:font-weight-complex="normal"/>
    </style:style>
    <style:style style:name="P12" style:family="paragraph" style:parent-style-name="Standard">
      <style:text-properties fo:font-weight="normal" officeooo:rsid="005092e2" officeooo:paragraph-rsid="005092e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40042" officeooo:paragraph-rsid="0051914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1f515" officeooo:paragraph-rsid="00519148" style:font-weight-asian="normal" style:font-weight-complex="normal"/>
    </style:style>
    <style:style style:name="P15" style:family="paragraph" style:parent-style-name="Standard">
      <style:text-properties fo:font-weight="normal" officeooo:rsid="00220ba6" officeooo:paragraph-rsid="00519148" style:font-weight-asian="normal" style:font-weight-complex="normal"/>
    </style:style>
    <style:style style:name="P16" style:family="paragraph" style:parent-style-name="Standard">
      <style:text-properties fo:font-weight="normal" officeooo:rsid="0023dd37" officeooo:paragraph-rsid="002120b2" style:font-weight-asian="normal" style:font-weight-complex="normal"/>
    </style:style>
    <style:style style:name="P17" style:family="paragraph" style:parent-style-name="Standard">
      <style:text-properties fo:font-weight="normal" officeooo:rsid="0023dd37" officeooo:paragraph-rsid="00519148" style:font-weight-asian="normal" style:font-weight-complex="normal"/>
    </style:style>
    <style:style style:name="P18" style:family="paragraph" style:parent-style-name="Standard">
      <style:text-properties fo:font-weight="normal" officeooo:rsid="00519148" officeooo:paragraph-rsid="00519148" style:font-weight-asian="normal" style:font-weight-complex="normal"/>
    </style:style>
    <style:style style:name="P19" style:family="paragraph" style:parent-style-name="Standard">
      <style:text-properties fo:font-style="italic" style:text-underline-style="solid" style:text-underline-width="auto" style:text-underline-color="font-color" fo:font-weight="bold" officeooo:rsid="0019c16d" officeooo:paragraph-rsid="0019c16d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d2421" officeooo:paragraph-rsid="003d2421" style:font-style-asian="italic" style:font-weight-asian="bold" style:font-style-complex="italic" style:font-weight-complex="bold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4374in"/>
          <style:tab-stop style:position="0.5417in"/>
        </style:tab-stops>
      </style:paragraph-properties>
      <style:text-properties fo:font-weight="normal" officeooo:rsid="002120b2" officeooo:paragraph-rsid="002120b2" style:font-weight-asian="normal" style:font-weight-complex="normal"/>
    </style:style>
    <style:style style:name="P22" style:family="paragraph" style:parent-style-name="Standard">
      <style:text-properties fo:font-weight="normal" officeooo:rsid="001f4e39" officeooo:paragraph-rsid="004e8ba6" style:font-weight-asian="normal" style:font-weight-complex="normal"/>
    </style:style>
    <style:style style:name="P23" style:family="paragraph" style:parent-style-name="Standard">
      <style:text-properties fo:font-weight="normal" officeooo:rsid="005092e2" officeooo:paragraph-rsid="005d7258" style:font-weight-asian="normal" style:font-weight-complex="normal"/>
    </style:style>
    <style:style style:name="P24" style:family="paragraph" style:parent-style-name="Standard">
      <style:text-properties fo:font-weight="normal" officeooo:rsid="001eb5ff" officeooo:paragraph-rsid="0019c16d" style:font-weight-asian="normal" style:font-weight-complex="normal"/>
    </style:style>
    <style:style style:name="T1" style:family="text">
      <style:text-properties officeooo:rsid="001f4e39"/>
    </style:style>
    <style:style style:name="T2" style:family="text">
      <style:text-properties officeooo:rsid="00211a2e"/>
    </style:style>
    <style:style style:name="T3" style:family="text">
      <style:text-properties officeooo:rsid="0023dd37"/>
    </style:style>
    <style:style style:name="T4" style:family="text">
      <style:text-properties officeooo:rsid="003255f2"/>
    </style:style>
    <style:style style:name="T5" style:family="text">
      <style:text-properties officeooo:rsid="003ecd82"/>
    </style:style>
    <style:style style:name="T6" style:family="text">
      <style:text-properties officeooo:rsid="0048df18"/>
    </style:style>
    <style:style style:name="T7" style:family="text">
      <style:text-properties officeooo:rsid="004a0a63"/>
    </style:style>
    <style:style style:name="T8" style:family="text">
      <style:text-properties officeooo:rsid="004e8ba6"/>
    </style:style>
    <style:style style:name="T9" style:family="text">
      <style:text-properties officeooo:rsid="00519148"/>
    </style:style>
    <style:style style:name="T10" style:family="text">
      <style:text-properties officeooo:rsid="005284ec"/>
    </style:style>
    <style:style style:name="T11" style:family="text">
      <style:text-properties officeooo:rsid="00536eb5"/>
    </style:style>
    <style:style style:name="T12" style:family="text">
      <style:text-properties officeooo:rsid="005463d8"/>
    </style:style>
    <style:style style:name="T13" style:family="text">
      <style:text-properties officeooo:rsid="005710bb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officeooo:rsid="005d72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Базы данных. Долгова Арина, группа 798</text:p>
      <text:p text:style-name="P1"/>
      <text:p text:style-name="P1"><text:span text:style-name="T14">Тема</text:span>: больница.</text:p>
      <text:p text:style-name="P1">Содержание: информация важная для врачей – сотрудников больницы(*), врачей других больниц(**), <text:s/>пациентов(***) <text:span text:style-name="T12">только в личном кабинете</text:span>. Есть возможность записаться к конкретному врачу в доступное время(***), просмотреть историю болезни(*, **), составить план лечения(*).</text:p>
      <text:p text:style-name="P1"/>
      <text:p text:style-name="P19">Отношения:</text:p>
      <text:p text:style-name="P1"/>
      <text:p text:style-name="P2">1. <text:span text:style-name="T8">Doctors (ID_doc: int; #Doc: str; Room: int; Telephone_number: int; Timetable: date-time; Available_timetable: str)</text:span></text:p>
      <text:p text:style-name="P3"><text:tab/><text:span text:style-name="T1">Информация доступна для всех, это отношение дает представление в целом о расписании врачей больницы и доступном на данный момент времени записи к ним. Пример кортежа:</text:span></text:p>
      <text:p text:style-name="P22"><text:s text:c="5"/>1 <text:s text:c="7"/>Кох Т. А.<text:tab/>112<text:tab/> 89132453367<text:tab/><text:tab/>пн-ср 8:00 – 16:00</text:p>
      <text:p text:style-name="P11"/>
      <text:p text:style-name="P11"/>
      <text:p text:style-name="P12">2. Sections (ID_sec: int; #Sections: str; <text:span text:style-name="T15">Doc</text:span>:str)</text:p>
      <text:p text:style-name="P12"><text:tab/>Информация доступна всем. Отношение показывает какие в больнице действуют отделения <text:span text:style-name="T9">(включая лабораторию и рентгенкабинет например)</text:span> и какие врачи на каком отделении работают. Пример кортежа:</text:p>
      <text:p text:style-name="P23"><text:tab/>1<text:tab/><text:span text:style-name="T15">психиатрия</text:span><text:tab/> <text:span text:style-name="T15">Кох Т.А.</text:span></text:p>
      <text:p text:style-name="P23"><text:tab/><text:tab/><text:tab/><text:tab/> Алексеенко А.Г.</text:p>
      <text:p text:style-name="P11"/>
      <text:p text:style-name="P14"/>
      <text:p text:style-name="P14"><text:span text:style-name="T9">3</text:span>. Patient information* **(ID_<text:span text:style-name="T10">patient</text:span>: int; #Patient: str; Main_doc: str; Age: int; Adress: str; If_Considered: <text:span text:style-name="T7">bool; Anamnes: file</text:span>)</text:p>
      <text:p text:style-name="P14"><text:tab/><text:span text:style-name="T4">Информация доступна врачам-сотрудникам, врачам других больниц. Отношение предоставляет информацию врачам обо всех данных пациента хоть как-то могущих помочь в постановке диагноза или установлении правильного лечения. Пример кортежа:</text:span></text:p>
      <text:p text:style-name="P13">1 <text:s text:c="4"/>Аксенова С. Н. <text:s text:c="4"/>Новиков С. П. <text:s text:c="4"/>17 <text:s text:c="4"/>ул.Строителей <text:span text:style-name="T15">17\2-80</text:span> <text:s text:c="3"/>- <text:s text:c="5"/><text:span text:style-name="T5">Aksenova_file.doc</text:span></text:p>
      <text:p text:style-name="P13"/>
      <text:p text:style-name="P11"/>
      <text:p text:style-name="P15"><text:span text:style-name="T9">4</text:span>. Considerated Patients* **(ID_<text:span text:style-name="T10">cp</text:span>: int; <text:span text:style-name="T3">Section: str; #Patient: str; Pathology: str; Changes: file</text:span>)</text:p>
      <text:p text:style-name="P15"><text:tab/><text:span text:style-name="T3">Информация доступна врачам-сотрудникам, врачам других больниц. Отношение дает возможность просмотреть патологии серьезно больных пациентов стоящих под пристальным контролем врачей, описать изменения. Пример кортежа:</text:span></text:p>
      <text:p text:style-name="P17">1<text:tab/>кардиология<text:tab/><text:tab/>Долгова А. Д.<text:tab/><text:tab/>врожд порок сердца<text:tab/><text:tab/><text:span text:style-name="T9">Dolgova_t05.06.05.doc</text:span></text:p>
      <text:p text:style-name="P17"/>
      <text:p text:style-name="P17"/>
      <text:p text:style-name="P18">5. <text:s/><text:span text:style-name="T10">Visiting* **(#ID_vis: int; Date: date; Time: time; Doc: str; Patient: str; Diagnose: str; Result: file; CurePath: file; Future_visiting: date-time)</text:span></text:p>
      <text:p text:style-name="P4"><text:tab/><text:span text:style-name="T11">Информация доступна всем. Отношение позволит врачам дополнять результаты посещений пациентов, назначать дату последующего посещения, если таковое необходимо, <text:s/>проставлять диагноз и необходимые меры по лечению. Пример кортежа:</text:span></text:p>
      <text:p text:style-name="P5"><text:tab/><text:span text:style-name="T11">1<text:tab/>09.12.18<text:tab/>12:35 <text:s/><text:tab/><text:tab/>Новиков А.Н.<text:tab/><text:tab/>Алексеев П.Р.<text:tab/><text:tab/>болезнь Паркинсона Alekseev_clinic.doc<text:tab/><text:tab/>Alekseev_cure.doc<text:tab/><text:tab/>12.01.19 11:10<text:tab/><text:tab/><text:tab/></text:span></text:p>
      <text:p text:style-name="P4"/>
      <text:p text:style-name="P4"/>
      <text:p text:style-name="P4"><text:span text:style-name="T9">6</text:span>. <text:span text:style-name="T2">Analysis* **(ID: int; Type: str; Date: date; Time: time; #Patient: str; If_ready: bool; Result: str)</text:span></text:p>
      <text:p text:style-name="P4"><text:tab/><text:span text:style-name="T2">Информация доступна только врачам. Отношение позволяет узнать результат анализа, дату последнего, перенести результат в историю болезни пациента. Пример кортежа: </text:span></text:p>
      <text:p text:style-name="P21"><text:soft-page-break/>1<text:tab/>ОАК<text:tab/> <text:s text:c="3"/>12.09.17 <text:s text:c="2"/>12:30<text:tab/>Котова К.Д. <text:s text:c="6"/><text:span text:style-name="T9">готов</text:span><text:tab/>гем 121, эрит 3.8, тром <text:tab/><text:tab/><text:tab/><text:tab/><text:tab/><text:tab/><text:tab/><text:tab/><text:tab/><text:tab/><text:tab/><text:tab/><text:tab/>182, СОЭ 5, лей 5*10^9</text:p>
      <text:p text:style-name="P16"/>
      <text:p text:style-name="P16"/>
      <text:p text:style-name="P20">Запросы (2 простых, 1 с делением):</text:p>
      <text:p text:style-name="P6"/>
      <text:p text:style-name="P6"><text:tab/>1. Показать <text:span text:style-name="T7">анамнезы</text:span> всех пациентов-<text:span text:style-name="T5">детей (до 16 лет)</text:span>, стоящих на учете у кардиолог<text:span text:style-name="T5">ов</text:span></text:p>
      <text:p text:style-name="P6"><text:tab/><text:tab/><text:span text:style-name="T5">Patient Information[Age &lt; 16][If_Considered = “Кардиолог”][#Patient, Age, <text:tab/><text:tab/><text:tab/>Anamnes]</text:span></text:p>
      <text:p text:style-name="P6"/>
      <text:p text:style-name="P9"><text:tab/>2. <text:span text:style-name="T13">Показать всех пациентов посетивших Новикова А.Н. 9-го сентября 18-го года и время посещения</text:span></text:p>
      <text:p text:style-name="P9"><text:tab/><text:tab/><text:span text:style-name="T13">Visiting[Date = 09.09.18][Doc = “Новиков А.Н.”][Patient, Time]</text:span></text:p>
      <text:p text:style-name="P7"/>
      <text:p text:style-name="P10"><text:tab/>3. (Деление) Вывести все отделения на учете которых стоит пациент со сделанными не позднее 12.03.18 анализом крови, мочи и кала </text:p>
      <text:p text:style-name="P7"/>
      <text:p text:style-name="P8"><text:tab/><text:tab/><text:span text:style-name="T6">Analysis[Type = “OAK”, ”анализ мочи”, “анализ кала”][Date &gt;= “12.03.18”][#Patient.Analysis = #Patient.Patient Information]Patient Information[If Considered = true][#Patient.Patient Information = #Patient.Considered Patients]Considerated Patients[Patient, Section, Pathology]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374in" fo:margin-right="0.268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3:13:13.172895343</meta:creation-date>
    <meta:generator>LibreOffice/5.1.6.2$Linux_X86_64 LibreOffice_project/10m0$Build-2</meta:generator>
    <dc:date>2018-03-14T21:23:48.143362773</dc:date>
    <meta:editing-duration>PT34M54S</meta:editing-duration>
    <meta:editing-cycles>7</meta:editing-cycles>
    <meta:document-statistic meta:table-count="0" meta:image-count="0" meta:object-count="0" meta:page-count="2" meta:paragraph-count="30" meta:word-count="428" meta:character-count="3465" meta:non-whitespace-character-count="2956"/>
  </office:meta>
</office:document-meta>
</file>